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fo:font-style="italic" fo:font-weight="bold" officeooo:rsid="0003c444" officeooo:paragraph-rsid="0003c444" style:font-style-asian="italic" style:font-weight-asian="bold" style:font-style-complex="italic" style:font-weight-complex="bold"/>
    </style:style>
    <style:style style:name="P2" style:family="paragraph" style:parent-style-name="Standard">
      <style:text-properties fo:font-style="italic" fo:font-weight="bold" officeooo:rsid="0008ae8c" officeooo:paragraph-rsid="0008ae8c" style:font-style-asian="italic" style:font-weight-asian="bold" style:font-style-complex="italic" style:font-weight-complex="bold"/>
    </style:style>
    <style:style style:name="P3" style:family="paragraph" style:parent-style-name="Standard">
      <style:text-properties fo:font-style="italic" fo:font-weight="bold" officeooo:rsid="001ad72f" officeooo:paragraph-rsid="001ad72f" style:font-style-asian="italic" style:font-weight-asian="bold" style:font-style-complex="italic" style:font-weight-complex="bold"/>
    </style:style>
    <style:style style:name="P4" style:family="paragraph" style:parent-style-name="Standard">
      <style:text-properties fo:font-style="italic" fo:font-weight="normal" officeooo:rsid="00081cef" officeooo:paragraph-rsid="00081cef" style:font-style-asian="italic" style:font-weight-asian="normal" style:font-style-complex="italic" style:font-weight-complex="normal"/>
    </style:style>
    <style:style style:name="P5" style:family="paragraph" style:parent-style-name="Standard">
      <style:text-properties fo:font-style="italic" fo:font-weight="normal" officeooo:rsid="00081cef" officeooo:paragraph-rsid="000d69ff" style:font-style-asian="italic" style:font-weight-asian="normal" style:font-style-complex="italic" style:font-weight-complex="normal"/>
    </style:style>
    <style:style style:name="P6" style:family="paragraph" style:parent-style-name="Standard">
      <style:text-properties fo:font-style="italic" fo:font-weight="normal" officeooo:rsid="000c1361" officeooo:paragraph-rsid="000c1361" style:font-style-asian="italic" style:font-weight-asian="normal" style:font-style-complex="italic" style:font-weight-complex="normal"/>
    </style:style>
    <style:style style:name="P7" style:family="paragraph" style:parent-style-name="Standard">
      <style:text-properties fo:font-style="italic" fo:font-weight="normal" officeooo:rsid="001ad72f" officeooo:paragraph-rsid="001ad72f" style:font-style-asian="italic" style:font-weight-asian="normal" style:font-style-complex="italic" style:font-weight-complex="normal"/>
    </style:style>
    <style:style style:name="P8" style:family="paragraph" style:parent-style-name="Standard">
      <style:text-properties fo:font-style="italic" fo:font-weight="normal" officeooo:rsid="001ad72f" officeooo:paragraph-rsid="001bfffa" style:font-style-asian="italic" style:font-weight-asian="normal" style:font-style-complex="italic" style:font-weight-complex="normal"/>
    </style:style>
    <style:style style:name="P9" style:family="paragraph" style:parent-style-name="Standard">
      <style:text-properties fo:font-style="italic" fo:font-weight="normal" officeooo:rsid="001ad72f" officeooo:paragraph-rsid="001e0c2d" style:font-style-asian="italic" style:font-weight-asian="normal" style:font-style-complex="italic" style:font-weight-complex="normal"/>
    </style:style>
    <style:style style:name="P10" style:family="paragraph" style:parent-style-name="Standard">
      <style:paragraph-properties fo:margin-top="0.101cm" fo:margin-bottom="0.101cm" style:contextual-spacing="false"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8ae8c" officeooo:paragraph-rsid="001422c9"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8ae8c" officeooo:paragraph-rsid="00157960"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Standard">
      <style:paragraph-properties fo:margin-top="0.101cm" fo:margin-bottom="0.101cm" style:contextual-spacing="false"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57960" officeooo:paragraph-rsid="00157960"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Standard" style:list-style-name="L1">
      <style:text-properties fo:font-style="italic" fo:font-weight="normal" officeooo:rsid="000663a6" officeooo:paragraph-rsid="000663a6" style:font-style-asian="italic" style:font-weight-asian="normal" style:font-style-complex="italic" style:font-weight-complex="normal"/>
    </style:style>
    <style:style style:name="P14" style:family="paragraph" style:parent-style-name="Standard" style:list-style-name="L1">
      <style:text-properties fo:font-style="italic" fo:font-weight="normal" officeooo:rsid="00069860" officeooo:paragraph-rsid="00069860" style:font-style-asian="italic" style:font-weight-asian="normal" style:font-style-complex="italic" style:font-weight-complex="normal"/>
    </style:style>
    <style:style style:name="P15" style:family="paragraph" style:parent-style-name="Standard" style:list-style-name="L1">
      <style:text-properties fo:font-style="italic" fo:font-weight="normal" officeooo:rsid="00081cef" officeooo:paragraph-rsid="00081cef" style:font-style-asian="italic" style:font-weight-asian="normal" style:font-style-complex="italic" style:font-weight-complex="normal"/>
    </style:style>
    <style:style style:name="P16" style:family="paragraph" style:parent-style-name="Standard">
      <style:text-properties fo:font-style="italic" fo:font-weight="normal" officeooo:rsid="000d0ab5" officeooo:paragraph-rsid="000d69ff" style:font-style-asian="italic" style:font-weight-asian="normal" style:font-style-complex="italic" style:font-weight-complex="normal"/>
    </style:style>
    <style:style style:name="P17" style:family="paragraph" style:parent-style-name="Standard">
      <style:text-properties fo:font-style="italic" fo:font-weight="normal" officeooo:rsid="000c1361" officeooo:paragraph-rsid="0024ae23" style:font-style-asian="italic" style:font-weight-asian="normal" style:font-style-complex="italic" style:font-weight-complex="normal"/>
    </style:style>
    <style:style style:name="P18" style:family="paragraph" style:parent-style-name="Standard" style:list-style-name="L2">
      <style:text-properties fo:font-style="italic" fo:font-weight="bold" officeooo:rsid="0008ae8c" officeooo:paragraph-rsid="0008ae8c" style:font-style-asian="italic" style:font-weight-asian="bold" style:font-style-complex="italic" style:font-weight-complex="bold"/>
    </style:style>
    <style:style style:name="P19" style:family="paragraph" style:parent-style-name="Standard">
      <style:text-properties fo:font-style="italic" fo:font-weight="bold" officeooo:rsid="0008ae8c" officeooo:paragraph-rsid="0008ae8c" style:font-style-asian="italic" style:font-weight-asian="bold" style:font-style-complex="italic" style:font-weight-complex="bold"/>
    </style:style>
    <style:style style:name="P20" style:family="paragraph" style:parent-style-name="Standard" style:list-style-name="L2">
      <style:text-properties fo:font-style="italic" fo:font-weight="bold" officeooo:rsid="001ad72f" officeooo:paragraph-rsid="001ad72f" style:font-style-asian="italic" style:font-weight-asian="bold" style:font-style-complex="italic" style:font-weight-complex="bold"/>
    </style:style>
    <style:style style:name="P21" style:family="paragraph" style:parent-style-name="Standard">
      <style:text-properties fo:font-style="normal" fo:font-weight="normal" officeooo:rsid="001422c9" officeooo:paragraph-rsid="0008ae8c" style:font-style-asian="normal" style:font-weight-asian="normal" style:font-style-complex="normal" style:font-weight-complex="normal"/>
    </style:style>
    <style:style style:name="P22" style:family="paragraph" style:parent-style-name="Standard">
      <style:paragraph-properties fo:margin-top="0.101cm" fo:margin-bottom="0.101cm" style:contextual-spacing="false"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57960" officeooo:paragraph-rsid="00157960"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08ae8c" style:font-weight-asian="bold" style:font-weight-complex="bold"/>
    </style:style>
    <style:style style:name="T3" style:family="text">
      <style:text-properties fo:font-weight="bold" officeooo:rsid="0018022e" style:font-weight-asian="bold" style:font-weight-complex="bold"/>
    </style:style>
    <style:style style:name="T4" style:family="text">
      <style:text-properties fo:font-weight="bold" officeooo:rsid="001bfffa"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422c9" style:font-weight-asian="normal" style:font-weight-complex="normal"/>
    </style:style>
    <style:style style:name="T7" style:family="text">
      <style:text-properties officeooo:rsid="0007625d"/>
    </style:style>
    <style:style style:name="T8" style:family="text">
      <style:text-properties officeooo:rsid="00081cef"/>
    </style:style>
    <style:style style:name="T9" style:family="text">
      <style:text-properties officeooo:rsid="0008ae8c"/>
    </style:style>
    <style:style style:name="T10" style:family="text">
      <style:text-properties officeooo:rsid="000d0ab5"/>
    </style:style>
    <style:style style:name="T11" style:family="text">
      <style:text-properties officeooo:rsid="000f46ff"/>
    </style:style>
    <style:style style:name="T12" style:family="text">
      <style:text-properties officeooo:rsid="0011b66c"/>
    </style:style>
    <style:style style:name="T13" style:family="text">
      <style:text-properties officeooo:rsid="00135eee"/>
    </style:style>
    <style:style style:name="T14" style:family="text">
      <style:text-properties officeooo:rsid="001422c9"/>
    </style:style>
    <style:style style:name="T15" style:family="text">
      <style:text-properties officeooo:rsid="00161c65"/>
    </style:style>
    <style:style style:name="T16" style:family="text">
      <style:text-properties officeooo:rsid="0016cdf3"/>
    </style:style>
    <style:style style:name="T17" style:family="text">
      <style:text-properties officeooo:rsid="0018a335"/>
    </style:style>
    <style:style style:name="T18" style:family="text">
      <style:text-properties officeooo:rsid="001bfffa"/>
    </style:style>
    <style:style style:name="T19" style:family="text">
      <style:text-properties officeooo:rsid="001e0c2d"/>
    </style:style>
    <style:style style:name="T20" style:family="text">
      <style:text-properties officeooo:rsid="002180db"/>
    </style:style>
    <style:style style:name="T21" style:family="text">
      <style:text-properties officeooo:rsid="002369c3"/>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iews:- <text:span text:style-name="T20">(We can alter views after creating them)</text:span></text:p>
      <text:p text:style-name="P1"><text:tab/></text:p>
      <text:list text:style-name="L1">
        <text:list-item>
          <text:p text:style-name="P13">A <text:span text:style-name="T1">view </text:span>does not require storage any storage in a database(physical).</text:p>
        </text:list-item>
        <text:list-item>
          <text:p text:style-name="P14">It is a <text:span text:style-name="T1">Saved Query.</text:span> Jb bhi hum query <text:span text:style-name="T7">likhenge, un queries</text:span> me jin bhi tables pr logic implement krenge, <text:span text:style-name="T8">us logic k base pr jb bhi data milega wo ek filtered data hoga table ka </text:span></text:p>
          <text:p text:style-name="P15">i.e. A <text:span text:style-name="T1">view</text:span> acts as a filter.</text:p>
        </text:list-item>
      </text:list>
      <text:p text:style-name="P4"><text:tab/><text:tab/><text:span text:style-name="T10">Ex:- </text:span><text:span text:style-name="T11">J</text:span><text:span text:style-name="T10">ese jb </text:span><text:span text:style-name="T12">jum </text:span><text:span text:style-name="T10">kisi E-commerce website pr jate h mobile purchase krne</text:span></text:p>
      <text:p text:style-name="P5"><text:tab/><text:tab/> <text:s text:c="7"/><text:span text:style-name="T10">aur wha pr price, color, brand based filters lgate h, so unhi filters</text:span></text:p>
      <text:p text:style-name="P16"><text:tab/><text:tab/> <text:s text:c="7"/>ko hum as <text:span text:style-name="T21">view </text:span>store krenge.</text:p>
      <text:p text:style-name="P4"><text:tab/><text:tab/></text:p>
      <text:p text:style-name="P4"><text:tab/><text:span text:style-name="T9">Why we use </text:span><text:span text:style-name="T2">View</text:span><text:span text:style-name="T9"> ?</text:span></text:p>
      <text:p text:style-name="P4"><text:tab/></text:p>
      <text:list text:style-name="L2">
        <text:list-item>
          <text:p text:style-name="P18">To maintain the security at row and column level.</text:p>
          <text:p text:style-name="P20">How ?</text:p>
        </text:list-item>
        <text:list-item>
          <text:p text:style-name="P20">SO<text:span text:style-name="T5">, consider a scenerio where you are in a IT industry &amp; the people at managerial and authority wants to see the salary of all the employees, now it’s obvious that these kind of information remains confidential at the higher lvl and should’nt be</text:span></text:p>
        </text:list-item>
      </text:list>
      <text:p text:style-name="P3"><text:span text:style-name="T5"><text:tab/><text:tab/>disclosed to the public or other employees, so what what u would do is </text:span>create a view</text:p>
      <text:p text:style-name="P7"><text:tab/><text:tab/>to show employee details with salary &amp; without salary for higher authority &amp; public</text:p>
      <text:p text:style-name="P7"><text:tab/><text:tab/>respectively, which will hides/shows the salary, attaining a <text:span text:style-name="T1">column level security</text:span>..!</text:p>
      <text:p text:style-name="P8"><text:tab/><text:tab/>-- <text:span text:style-name="T18">show EmpDetailsWithSalary or EmpDetailsWithoutSalary </text:span></text:p>
      <text:p text:style-name="P8"/>
      <text:p text:style-name="P7"><text:tab/><text:tab/>Likewise, <text:span text:style-name="T1">the row level security </text:span><text:s/>will be achieved by showing the data based on a</text:p>
      <text:p text:style-name="P7"><text:tab/><text:tab/>particular factor ex:- dept_location or could be zone, month specific</text:p>
      <text:p text:style-name="P9"><text:tab/><text:tab/>-- <text:span text:style-name="T4">s</text:span><text:span text:style-name="T18">how Emp</text:span><text:span text:style-name="T19">WorksForIndia</text:span><text:span text:style-name="T18"> or Emp</text:span><text:span text:style-name="T19">WorksForOtherCountry</text:span></text:p>
      <text:p text:style-name="P2"/>
      <text:p text:style-name="P2"/>
      <text:p text:style-name="P2"/>
      <text:p text:style-name="P2"/>
      <table:table table:name="Table1" table:style-name="Table1" table:template-name="Default Style">
        <table:table-column table:style-name="Table1.A"/>
        <table:table-row table:style-name="Table1.1">
          <table:table-cell table:style-name="Table1.A1" office:value-type="string">
            <text:p text:style-name="P11"><text:s/><text:span text:style-name="T13">Syntax :- </text:span></text:p>
            <text:p text:style-name="P10"><text:tab/><text:span text:style-name="T14">CREATE VIEW view_name</text:span></text:p>
            <text:p text:style-name="P10"><text:span text:style-name="T14"><text:tab/>AS [ simple select query ] | [ join query ] ;</text:span></text:p>
          </table:table-cell>
        </table:table-row>
        <table:table-row>
          <table:table-cell table:style-name="Table1.A2" office:value-type="string">
            <text:p text:style-name="P12">Example:-</text:p>
            <text:p text:style-name="P12"><text:s text:c="12"/><text:span text:style-name="T15">CREATE VIEW v_EmployeeDetails</text:span></text:p>
            <text:p text:style-name="P12"><text:span text:style-name="T15"><text:s text:c="12"/>AS SELECT id, name, salary, location FROM temp_employee</text:span></text:p>
            <text:p text:style-name="P12"><text:span text:style-name="T17"><text:s text:c="12"/>[ </text:span><text:span text:style-name="T3">Note:- </text:span><text:span text:style-name="T15"><text:s/></text:span><text:span text:style-name="T16">we can also use joins </text:span><text:span text:style-name="T17">]</text:span></text:p>
            <text:p text:style-name="P12"/>
            <text:p text:style-name="P17">SELECT column1, column2, ... FROM view_name WHERE condition; </text:p>
          </table:table-cell>
        </table:table-row>
      </table:table>
      <text:p text:style-name="P21"><text:tab/></text:p>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06T17:17:26.294000000</meta:creation-date>
    <dc:date>2024-08-13T17:50:26.299000000</dc:date>
    <meta:editing-duration>PT1H51M36S</meta:editing-duration>
    <meta:editing-cycles>41</meta:editing-cycles>
    <meta:generator>LibreOffice/7.5.0.3$Windows_X86_64 LibreOffice_project/c21113d003cd3efa8c53188764377a8272d9d6de</meta:generator>
    <meta:document-statistic meta:table-count="1" meta:image-count="0" meta:object-count="0" meta:page-count="1" meta:paragraph-count="30" meta:word-count="282" meta:character-count="1664" meta:non-whitespace-character-count="1327"/>
  </office:meta>
</office:document-meta>
</file>